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Segoe UI Light" svg:font-family="'Segoe U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 Light1" svg:font-family="'Segoe UI Light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e05ea" officeooo:paragraph-rsid="000e05ea"/>
    </style:style>
    <style:style style:name="P2" style:family="paragraph" style:parent-style-name="Text_20_body">
      <style:text-properties officeooo:rsid="000e05ea" officeooo:paragraph-rsid="000e05ea"/>
    </style:style>
    <style:style style:name="P3" style:family="paragraph" style:parent-style-name="Text_20_body">
      <style:text-properties officeooo:rsid="000e05ea" officeooo:paragraph-rsid="000f5d41"/>
    </style:style>
    <style:style style:name="P4" style:family="paragraph" style:parent-style-name="Text_20_body">
      <style:text-properties officeooo:paragraph-rsid="000e05ea"/>
    </style:style>
    <style:style style:name="P5" style:family="paragraph" style:parent-style-name="Text_20_body">
      <style:text-properties officeooo:rsid="000f5d41" officeooo:paragraph-rsid="000f5d41"/>
    </style:style>
    <style:style style:name="P6" style:family="paragraph" style:parent-style-name="Text_20_body">
      <style:text-properties officeooo:paragraph-rsid="000f5d41"/>
    </style:style>
    <style:style style:name="P7" style:family="paragraph" style:parent-style-name="Text_20_body">
      <style:text-properties officeooo:rsid="0010b52f" officeooo:paragraph-rsid="0010b52f"/>
    </style:style>
    <style:style style:name="P8" style:family="paragraph" style:parent-style-name="Text_20_body">
      <style:text-properties officeooo:rsid="00139461" officeooo:paragraph-rsid="00139461"/>
    </style:style>
    <style:style style:name="P9" style:family="paragraph" style:parent-style-name="Text_20_body">
      <style:text-properties officeooo:rsid="0015858a" officeooo:paragraph-rsid="0015858a"/>
    </style:style>
    <style:style style:name="P10" style:family="paragraph" style:parent-style-name="Standard">
      <style:text-properties officeooo:paragraph-rsid="000e05ea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Heading_20_2">
      <style:text-properties officeooo:rsid="000e05ea" officeooo:paragraph-rsid="000f5d41"/>
    </style:style>
    <style:style style:name="P13" style:family="paragraph" style:parent-style-name="Heading_20_2">
      <style:text-properties officeooo:rsid="000e05ea" officeooo:paragraph-rsid="000e05ea"/>
    </style:style>
    <style:style style:name="P14" style:family="paragraph" style:parent-style-name="Heading_20_2">
      <style:text-properties officeooo:rsid="000f5d41" officeooo:paragraph-rsid="000f5d41"/>
    </style:style>
    <style:style style:name="P15" style:family="paragraph" style:parent-style-name="Heading_20_2">
      <style:text-properties officeooo:rsid="0019d44d" officeooo:paragraph-rsid="0019d44d"/>
    </style:style>
    <style:style style:name="P16" style:family="paragraph" style:parent-style-name="Heading_20_2">
      <style:text-properties officeooo:rsid="001a0b70" officeooo:paragraph-rsid="001a0b70"/>
    </style:style>
    <style:style style:name="P17" style:family="paragraph" style:parent-style-name="Heading_20_1">
      <style:text-properties officeooo:rsid="000e05ea" officeooo:paragraph-rsid="000e05ea"/>
    </style:style>
    <style:style style:name="P18" style:family="paragraph" style:parent-style-name="Heading_20_1">
      <style:text-properties officeooo:rsid="000f5d41" officeooo:paragraph-rsid="000f5d41"/>
    </style:style>
    <style:style style:name="P19" style:family="paragraph" style:parent-style-name="Heading_20_1">
      <style:text-properties officeooo:rsid="000f5d41" officeooo:paragraph-rsid="001a0b70"/>
    </style:style>
    <style:style style:name="P20" style:family="paragraph" style:parent-style-name="Heading_20_1">
      <style:text-properties officeooo:paragraph-rsid="0019d44d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Segoe UI Light" fo:font-size="14pt" style:font-size-asian="14pt" style:font-name-complex="Segoe UI Light1" style:font-size-complex="14pt"/>
    </style:style>
    <style:style style:name="P22" style:family="paragraph" style:parent-style-name="Text_20_body" style:list-style-name="L1">
      <style:text-properties officeooo:rsid="0015c378" officeooo:paragraph-rsid="000f5d41"/>
    </style:style>
    <style:style style:name="P23" style:family="paragraph" style:parent-style-name="Text_20_body">
      <style:text-properties officeooo:rsid="0010b52f" officeooo:paragraph-rsid="0019d44d"/>
    </style:style>
    <style:style style:name="P24" style:family="paragraph" style:parent-style-name="Text_20_body">
      <style:text-properties officeooo:rsid="0010b52f" officeooo:paragraph-rsid="001bd6d3"/>
    </style:style>
    <style:style style:name="P25" style:family="paragraph" style:parent-style-name="Text_20_body">
      <style:text-properties officeooo:paragraph-rsid="001a0b70"/>
    </style:style>
    <style:style style:name="P26" style:family="paragraph" style:parent-style-name="Text_20_body">
      <style:text-properties officeooo:paragraph-rsid="001bd6d3"/>
    </style:style>
    <style:style style:name="P27" style:family="paragraph" style:parent-style-name="Text_20_body">
      <style:text-properties officeooo:rsid="001bd6d3" officeooo:paragraph-rsid="001bd6d3"/>
    </style:style>
    <style:style style:name="T1" style:family="text">
      <style:text-properties officeooo:rsid="000f5d41"/>
    </style:style>
    <style:style style:name="T2" style:family="text">
      <style:text-properties officeooo:rsid="0010b52f"/>
    </style:style>
    <style:style style:name="T3" style:family="text">
      <style:text-properties style:font-name="Segoe UI Light" fo:font-size="14pt" fo:font-weight="bold" style:font-size-asian="14pt" style:font-weight-asian="bold" style:font-name-complex="Segoe UI Light1" style:font-size-complex="14pt"/>
    </style:style>
    <style:style style:name="T4" style:family="text">
      <style:text-properties style:font-name="Segoe UI Light" fo:font-size="14pt" style:font-size-asian="14pt" style:font-name-complex="Segoe UI Light1" style:font-size-complex="14pt"/>
    </style:style>
    <style:style style:name="T5" style:family="text">
      <style:text-properties style:font-name="Segoe UI Light" fo:font-size="14pt" officeooo:rsid="00139461" style:font-size-asian="14pt" style:font-name-complex="Segoe UI Light1" style:font-size-complex="14pt"/>
    </style:style>
    <style:style style:name="T6" style:family="text">
      <style:text-properties officeooo:rsid="0015858a"/>
    </style:style>
    <style:style style:name="T7" style:family="text">
      <style:text-properties officeooo:rsid="0015b93a"/>
    </style:style>
    <style:style style:name="T8" style:family="text">
      <style:text-properties officeooo:rsid="0019d44d"/>
    </style:style>
    <style:style style:name="T9" style:family="text">
      <style:text-properties officeooo:rsid="001a0b70"/>
    </style:style>
    <style:style style:name="T10" style:family="text">
      <style:text-properties officeooo:rsid="001bd6d3"/>
    </style:style>
    <style:style style:name="T11" style:family="text">
      <style:text-properties officeooo:rsid="001d19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ÉTUDE DE PROJET</text:p>
      <text:p text:style-name="P2"/>
      <text:h text:style-name="P17" text:outline-level="1">DÉFINITION DU PROJET</text:h>
      <text:p text:style-name="P4"/>
      <text:p text:style-name="P10"><text:span text:style-name="T3">Axel Fougues – </text:span><text:span text:style-name="T5">Chef de projet (D</text:span><text:span text:style-name="T4">esign &amp; Interface Graphique</text:span><text:span text:style-name="T5">)</text:span></text:p>
      <text:p text:style-name="P11"><text:span text:style-name="T3">Vinchenzo Guibert – </text:span><text:span text:style-name="T4">Développeur web &amp; Base de données</text:span></text:p>
      <text:p text:style-name="P11"><text:span text:style-name="T3">Robin Giraud –</text:span><text:span text:style-name="T4"> Développeur web &amp; Base de données</text:span></text:p>
      <text:p text:style-name="P11"><text:span text:style-name="T3">Mamadou Bah – </text:span><text:span text:style-name="T4">Développeur application mobile</text:span></text:p>
      <text:p text:style-name="P21"/>
      <text:p text:style-name="P21"/>
      <text:h text:style-name="P12" text:outline-level="2">Le Produit :</text:h>
      <text:p text:style-name="P6"/>
      <text:p text:style-name="P3">Un site internet utilitaire de sauvegarde <text:span text:style-name="T1">d’édition</text:span> et de visualisation d’informations <text:span text:style-name="T1">liées</text:span> un un compte utilisateur.</text:p>
      <text:p text:style-name="P3"/>
      <text:p text:style-name="P3">L’utilitaire doit <text:span text:style-name="T1">permettre</text:span> a l’utilisateur de stocker de <text:span text:style-name="T1">façon</text:span> rapide et synchronisée les localisations de son choix <text:span text:style-name="T1">accompagnées</text:span> d’informations de type texte et autres sous forme de ‘fiches’ . <text:span text:style-name="T1">L’utilitaire est constitué d’un site comportant une interface simple et accessible sans connaissance des BDD. Le site offre des possibilités de visualisation, d’édition et de création de fiches.</text:span></text:p>
      <text:p text:style-name="P5">L’application a pour objectif accessible d’un maximum de fonctionnalités synchronisées au site de façon portable et adaptée au public ‘aventurier ou voyageur’ visé.</text:p>
      <text:h text:style-name="P13" text:outline-level="2">Objectif<text:span text:style-name="T1">s et Attentes Principales</text:span> :</text:h>
      <text:list xml:id="list5027257809583001019" text:style-name="L1">
        <text:list-item>
          <text:p text:style-name="P22">Une interface rapide et intuitive</text:p>
        </text:list-item>
        <text:list-item>
          <text:p text:style-name="P22">Stockage permanent et <text:span text:style-name="T8">sécurisé</text:span> des informations de l'utilisateur</text:p>
        </text:list-item>
        <text:list-item>
          <text:p text:style-name="P22">Gestion et <text:span text:style-name="T1">accès</text:span> facile aux <text:span text:style-name="T1">données</text:span></text:p>
        </text:list-item>
        <text:list-item>
          <text:p text:style-name="P22">Un utilitaire modulaire et <text:span text:style-name="T1">personnalisable.</text:span></text:p>
        </text:list-item>
      </text:list>
      <text:h text:style-name="P18" text:outline-level="1"><text:soft-page-break/>ÉTUDE DE MARCHÉ</text:h>
      <text:h text:style-name="P14" text:outline-level="2">Applications Similaires <text:span text:style-name="T8">E</text:span>xistantes :</text:h>
      <text:p text:style-name="P5">Le type d’application de ‘voyage’ est le plus souvent orienté sur l’aspect <text:span text:style-name="T2">partage social (publication d’expériences sur réseaux sociaux etc..) ou sur l’aspect ‘journal intime’ (possibilité de rédiger son voyage sous forme d’histoire). <text:s/></text:span></text:p>
      <text:p text:style-name="P7">Les applications de type ‘stockage de données’ son peu nombreuses et peu adaptée a l’utilisation voulue. </text:p>
      <text:p text:style-name="P7">Dans les deux cas les possibilités d’export ou de synchronisation sont souvent limitées et les <text:span text:style-name="T6">fonctionnalités</text:span> payantes.</text:p>
      <text:p text:style-name="P7">Conclusion : </text:p>
      <text:p text:style-name="P23">L’utilitaire proposé n’est pas présent sur le marché. </text:p>
      <text:h text:style-name="P15" text:outline-level="2">Public Visé :</text:h>
      <text:p text:style-name="P23">Sa utilisations possibles et ses fonctionnalités simples et personnalisables s’offre<text:span text:style-name="T11">nt</text:span> a un public <text:span text:style-name="T11">précis</text:span> : voyageurs, pratiquants de sports, professionnels sur le terrain, organisateurs d’événements etc.</text:p>
      <text:p text:style-name="P23"/>
      <text:h text:style-name="P19" text:outline-level="1">ÉTUDE DE <text:span text:style-name="T9">FAISABILITÉ</text:span></text:h>
      <text:h text:style-name="P16" text:outline-level="2">Étude Des Capacités Nécessaires</text:h>
      <text:p text:style-name="P27">Création d’un site internet :</text:p>
      <text:p text:style-name="P27"><text:tab/>-Web design</text:p>
      <text:p text:style-name="P27"><text:tab/>-Connectivité / synchronisation</text:p>
      <text:p text:style-name="P27">Gestion de donnés et informations utilisateur :</text:p>
      <text:p text:style-name="P27"><text:tab/>-Administration BDD</text:p>
      <text:p text:style-name="P27"><text:tab/>-<text:span text:style-name="T11">Hébergement</text:span> Web</text:p>
      <text:p text:style-name="P27"><text:tab/>-<text:span text:style-name="T11">Sécurité</text:span> et cryptage des <text:span text:style-name="T11">données</text:span></text:p>
      <text:p text:style-name="P27"><text:span text:style-name="T11">Création</text:span> d’une application :</text:p>
      <text:p text:style-name="P27"><text:tab/>-Programmation Android (Java)</text:p>
      <text:p text:style-name="P27"><text:tab/>-AndoidStudio et <text:span text:style-name="T11">Développement mobile</text:span></text:p>
      <text:p text:style-name="P24"/>
      <text:h text:style-name="Heading_20_2" text:outline-level="2"><text:soft-page-break/>P<text:span text:style-name="T10">révision des risques</text:span></text:h>
      <text:p text:style-name="P26">-<text:span text:style-name="T10">Absence de budget</text:span></text:p>
      <text:p text:style-name="P26">-<text:span text:style-name="T8">Connaissances en développement Android</text:span></text:p>
      <text:p text:style-name="P26">-<text:span text:style-name="T8">Liens multiplate-forme et BDD</text:span></text:p>
      <text:p text:style-name="P26">-<text:span text:style-name="T8">Retard sur le planning de travail de groupe et la concordance des emplois du temps.</text:span></text:p>
      <text:p text:style-name="P26">-</text:p>
      <text:p text:style-name="P24"/>
      <text:p text:style-name="P25"/>
      <text:h text:style-name="P17" text:outline-level="1">ACTEURS / PILOTAGE</text:h>
      <text:p text:style-name="P8">Mise en place d’un <text:span text:style-name="T6">repo Git pour la collaboration a distance et la synchronisation du travail.</text:span></text:p>
      <text:p text:style-name="P9">Mise en place d’un chat de groupe pour le brainstorming et la communication de groupe .</text:p>
      <text:p text:style-name="P9">Des <text:span text:style-name="T7">réunions</text:span> <text:span text:style-name="T7">régulières</text:span> de touts ou certains membres du groupe sont organisées <text:span text:style-name="T7">afin de discuter des points de design, des idées et mise en commun du travail. Étant donné la taille du groupe la remontée d’information et le partage est gérable facilement a travers le chat.</text:span></text:p>
      <text:h text:style-name="P17" text:outline-level="1">PLANIFICATION</text:h>
      <text:p text:style-name="P4"/>
      <text:h text:style-name="P2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Segoe UI Light" svg:font-family="'Segoe U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 Light1" svg:font-family="'Segoe UI Light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2:59:16.457000000</meta:creation-date>
    <dc:date>2017-03-09T15:33:36.079000000</dc:date>
    <meta:editing-duration>PT17M23S</meta:editing-duration>
    <meta:editing-cycles>2</meta:editing-cycles>
    <meta:generator>LibreOffice/5.1.5.2$Windows_X86_64 LibreOffice_project/7a864d8825610a8c07cfc3bc01dd4fce6a9447e5</meta:generator>
    <meta:document-statistic meta:table-count="0" meta:image-count="0" meta:object-count="0" meta:page-count="3" meta:paragraph-count="47" meta:word-count="436" meta:character-count="2948" meta:non-whitespace-character-count="2547"/>
  </office:meta>
</office:document-meta>
</file>